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2B95A725484C8E01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557cm" svg:x="1.241cm" svg:y="9.728cm">
          <draw:image xlink:href="Pictures/10000201000007800000042B95A725484C8E010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05:54:46.451032854</meta:creation-date>
    <dc:date>2021-12-28T05:55:55.850457817</dc:date>
    <meta:editing-duration>PT1M9S</meta:editing-duration>
    <meta:editing-cycles>1</meta:editing-cycles>
    <meta:document-statistic meta:object-count="1"/>
    <meta:generator>LibreOffice/6.4.7.2$Linux_X86_64 LibreOffice_project/40$Build-2</meta:generator>
  </office:meta>
</office:document-meta>
</file>